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200000169000000FD744FD860236F9F5B.eps" manifest:media-type="image/x-eps"/>
  <manifest:file-entry manifest:full-path="Pictures/2000000200000169000000FDB25EBBDAA5DFC5E0.eps" manifest:media-type="image/x-eps"/>
  <manifest:file-entry manifest:full-path="Pictures/2000000200000169000000FDBB16C742803D0350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c3c" officeooo:paragraph-rsid="00160c3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最適レギュレータ（regulator.cpp） 実験</text:p>
      <text:p text:style-name="P1"/>
      <text:p text:style-name="P1"/>
      <text:p text:style-name="P1">x軸周りに動かした場合</text:p>
      <text:p text:style-name="P1"><draw:frame draw:style-name="fr1" draw:name="イメージ1" text:anchor-type="paragraph" svg:width="9.97cm" svg:height="7.001cm" draw:z-index="0"><draw:image xlink:href="Pictures/2000000200000169000000FDBB16C742803D0350.eps" xlink:type="simple" xlink:show="embed" xlink:actuate="onLoad"/></draw:frame></text:p>
      <text:p text:style-name="P1">y軸周りに動かした場合</text:p>
      <text:p text:style-name="P1"><draw:frame draw:style-name="fr1" draw:name="イメージ2" text:anchor-type="paragraph" svg:width="9.961cm" svg:height="7.001cm" draw:z-index="1"><draw:image xlink:href="Pictures/2000000200000169000000FDB25EBBDAA5DFC5E0.eps" xlink:type="simple" xlink:show="embed" xlink:actuate="onLoad"/></draw:frame></text:p>
      <text:p text:style-name="P1">z軸周りに動かした場合</text:p>
      <text:p text:style-name="P1"><draw:frame draw:style-name="fr2" draw:name="イメージ3" text:anchor-type="paragraph" svg:width="9.97cm" svg:height="7.001cm" draw:z-index="2"><draw:image xlink:href="Pictures/2000000200000169000000FD744FD860236F9F5B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kaoPGothic1" svg:font-family="TakaoPGothic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kaoPGothic1" style:font-family-complex="TakaoPGothic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kaoPGothic1" style:font-family-complex="TakaoPGothic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kaoPGothic1" style:font-family-complex="TakaoPGothic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8:30:58.704555891</meta:creation-date>
    <dc:date>2016-12-07T18:34:57.641362636</dc:date>
    <meta:editing-duration>PT3M59S</meta:editing-duration>
    <meta:editing-cycles>1</meta:editing-cycles>
    <meta:document-statistic meta:table-count="0" meta:image-count="3" meta:object-count="0" meta:page-count="1" meta:paragraph-count="4" meta:word-count="46" meta:character-count="59" meta:non-whitespace-character-count="58"/>
    <meta:generator>LibreOffice/5.1.4.2$Linux_X86_64 LibreOffice_project/10m0$Build-2</meta:generator>
  </office:meta>
</office:document-meta>
</file>